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4">
      <style:text-properties officeooo:paragraph-rsid="0011a2b6"/>
    </style:style>
    <style:style style:name="P4" style:family="paragraph" style:parent-style-name="Standard">
      <style:text-properties officeooo:paragraph-rsid="0011a2b6"/>
    </style:style>
    <style:style style:name="P5" style:family="paragraph" style:parent-style-name="Text_20_body">
      <style:paragraph-properties fo:margin-top="0cm" fo:margin-bottom="0cm" style:contextual-spacing="false"/>
      <style:text-properties style:font-name="Liberation Serif" style:text-underline-style="solid" style:text-underline-width="auto" style:text-underline-color="font-color" fo:font-weight="bold" style:font-weight-asian="bold" style:font-weight-complex="bold"/>
    </style:style>
    <style:style style:name="P6" style:family="paragraph" style:parent-style-name="Text_20_body">
      <style:paragraph-properties fo:margin-top="0cm" fo:margin-bottom="0cm" style:contextual-spacing="false"/>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ock Paper Scissors Game</text:p>
      <text:p text:style-name="Standard"/>
      <text:p text:style-name="Standard"/>
      <text:p text:style-name="Standard">Welcome to the Rock Paper Scissors game! Test your luck and strategy in this classic hand game against the computer. This game is free to use and can be played directly in your web browser.</text:p>
      <text:p text:style-name="Standard"/>
      <text:h text:style-name="Heading_20_2" text:outline-level="2">Table of Contents</text:h>
      <text:p text:style-name="P6">Getting Started</text:p>
      <text:p text:style-name="P6">How to Play</text:p>
      <text:p text:style-name="P6">Game Rules</text:p>
      <text:p text:style-name="P6">License</text:p>
      <text:p text:style-name="P6"/>
      <text:h text:style-name="Heading_20_3" text:outline-level="3">Getting Started</text:h>
      <text:p text:style-name="P5"/>
      <text:p text:style-name="Standard">To get started with the Rock Paper Scissors game, simply open the index.html file in your web browser. There's no need for installation or any additional software.</text:p>
      <text:p text:style-name="Standard"/>
      <text:h text:style-name="Heading_20_3" text:outline-level="3">How to Play</text:h>
      <text:list xml:id="list2796982552" text:style-name="L3">
        <text:list-item>
          <text:p text:style-name="P1">Click on one of the three available options: Rock, Paper, or Scissors.</text:p>
        </text:list-item>
        <text:list-item>
          <text:p text:style-name="P1">The computer will randomly choose one of the options as well.</text:p>
        </text:list-item>
        <text:list-item>
          <text:p text:style-name="P1">The game will determine the winner based on the rules below.</text:p>
        </text:list-item>
        <text:list-item>
          <text:p text:style-name="P1">The score will be updated accordingly.</text:p>
        </text:list-item>
      </text:list>
      <text:p text:style-name="Standard"/>
      <text:h text:style-name="Heading_20_3" text:outline-level="3">Game Rules</text:h>
      <text:list xml:id="list3348250657" text:style-name="L4">
        <text:list-item>
          <text:p text:style-name="P2">Rock beats Scissors.</text:p>
        </text:list-item>
        <text:list-item>
          <text:p text:style-name="P2">Scissors beats Paper.</text:p>
        </text:list-item>
        <text:list-item>
          <text:p text:style-name="P3">Paper beats Rock.</text:p>
          <text:p text:style-name="P3"/>
        </text:list-item>
      </text:list>
      <text:p text:style-name="P4">Each round won by a player results in an increase in their score. The game keeps track of the total number of rounds played.</text:p>
      <text:list xml:id="list182646580565881" text:continue-numbering="true" text:style-name="L4">
        <text:list-header>
          <text:p text:style-name="P2"/>
        </text:list-header>
      </text:list>
      <text:h text:style-name="Heading_20_3" text:outline-level="3">License</text:h>
      <text:p text:style-name="Standard">This Rock Paper Scissors game is provided under a free license, which means you are free to use, modify, and distribute it for personal or educational purposes. However, please be sure to credit the original author and retain any existing attribution notices.</text:p>
      <text:p text:style-name="Standard"/>
      <text:p text:style-name="Standard">Enjoy the game and have fun challenging the computer in this classic hand g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text-properties style:font-name="Liberation Serif" fo:font-family="'Liberation Serif'" style:font-family-generic="roman" style:font-pitch="variable" fo:font-size="115%" style:text-underline-style="solid" style:text-underline-width="auto" style:text-underline-color="font-color"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6T18:26:45.725000000</dc:date>
    <meta:editing-duration>PT5M10S</meta:editing-duration>
    <meta:editing-cycles>2</meta:editing-cycles>
    <meta:generator>LibreOffice/7.2.2.2$Windows_X86_64 LibreOffice_project/02b2acce88a210515b4a5bb2e46cbfb63fe97d56</meta:generator>
    <meta:document-statistic meta:table-count="0" meta:image-count="0" meta:object-count="0" meta:page-count="1" meta:paragraph-count="24" meta:word-count="223" meta:character-count="1241" meta:non-whitespace-character-count="1049"/>
  </office:meta>
</office:document-meta>
</file>